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T1" style:family="text">
      <style:text-properties officeooo:rsid="00032b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oker</text:p>
      <text:p text:style-name="Standard"/>
      <text:p text:style-name="Standard">Intro :</text:p>
      <text:p text:style-name="Standard"/>
      <text:p text:style-name="Standard"><text:tab/>Les jeux d'argent passionnent les hommes depuis l'Antiquité. Dans le Mahabharata (oeuvre hindoue datant de plus de 2000 ans), on trouve l'histoire d'un joueur de dés qui, rongé par la passion du jeu, finit par se mettre lui-même en jeu.</text:p>
      <text:p text:style-name="Standard"/>
      <text:p text:style-name="Standard">En France, les jeux d'argent sont réglementés depuis 1907 ; ils sont interdits en dehors des limites imposées par l'État. Ils se résument donc aux jeux proposés par la Française des Jeux (parmi lesquels le Loto national et le Loto sportif, respectivement institués en 1976 et 1985), à ceux dont la pratique est autorisée dans les casinos (roulette, jeux de cartes et de dés, ainsi que, depuis 1986, les machines à sous) et au Pari Mutuel Urbain, qui gère les paris sur les courses de chevaux et de lévriers. Depuis 200<text:span text:style-name="T1">0</text:span> avec l'explosion d'internet, les jeux d'argent sont apparus en ligne. Il s'agit notamment des paris sportifs et du poker. Nous allons dans ce dossier prendre l'exemple du po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meta:initial-creator>
    <meta:creation-date>2010-11-15T18:31:48</meta:creation-date>
    <dc:date>2010-11-16T13:17:27</dc:date>
    <dc:creator>Mathieu Sgard</dc:creator>
    <meta:editing-duration>PT04H20M01S</meta:editing-duration>
    <meta:editing-cycles>4</meta:editing-cycles>
    <meta:generator>OpenOffice.org/3.2$Linux OpenOffice.org_project/320m19$Build-9505</meta:generator>
    <meta:document-statistic meta:table-count="0" meta:image-count="0" meta:object-count="0" meta:page-count="1" meta:paragraph-count="4" meta:word-count="163" meta:character-count="949"/>
  </office:meta>
</office:document-meta>
</file>